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111111" style:font-name="Georgia" fo:font-size="9.5pt" fo:text-shadow="none" style:text-underline-style="solid" style:text-underline-width="auto" style:text-underline-color="font-color" fo:font-weight="normal" officeooo:rsid="042a7c50" officeooo:paragraph-rsid="042a7c50" style:font-size-asian="9.5pt" style:font-weight-asian="normal" style:font-size-complex="9.5pt" style:font-weight-complex="normal"/>
    </style:style>
    <style:style style:name="P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2a7c50" style:font-size-asian="9.5pt" style:font-weight-asian="normal" style:font-size-complex="9.5pt" style:font-weight-complex="normal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19903" style:font-size-asian="9.5pt" style:font-weight-asian="normal" style:font-size-complex="9.5pt" style:font-weight-complex="normal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1d6e8" style:font-size-asian="9.5pt" style:font-weight-asian="normal" style:font-size-complex="9.5pt" style:font-weight-complex="normal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38815" style:font-size-asian="9.5pt" style:font-weight-asian="normal" style:font-size-complex="9.5pt" style:font-weight-complex="normal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525de" style:font-size-asian="9.5pt" style:font-weight-asian="normal" style:font-size-complex="9.5pt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6e5bf" style:font-size-asian="9.5pt" style:font-weight-asian="normal" style:font-size-complex="9.5pt" style:font-weight-complex="normal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82e70" style:font-size-asian="9.5pt" style:font-weight-asian="normal" style:font-size-complex="9.5pt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9897b" style:font-size-asian="9.5pt" style:font-weight-asian="normal" style:font-size-complex="9.5pt" style:font-weight-complex="normal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d92a3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ef4192" style:font-size-asian="9.5pt" style:font-weight-asian="normal" style:font-size-complex="9.5pt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f78bac" style:font-size-asian="9.5pt" style:font-weight-asian="normal" style:font-size-complex="9.5pt" style:font-weight-complex="normal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f958f2" style:font-size-asian="9.5pt" style:font-weight-asian="normal" style:font-size-complex="9.5pt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fbc60f" style:font-size-asian="9.5pt" style:font-weight-asian="normal" style:font-size-complex="9.5pt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fe4b0d" style:font-size-asian="9.5pt" style:font-weight-asian="normal" style:font-size-complex="9.5pt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1d266" style:font-size-asian="9.5pt" style:font-weight-asian="normal" style:font-size-complex="9.5pt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3d849" style:font-size-asian="9.5pt" style:font-weight-asian="normal" style:font-size-complex="9.5pt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4e246" style:font-size-asian="9.5pt" style:font-weight-asian="normal" style:font-size-complex="9.5pt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99f35" style:font-size-asian="9.5pt" style:font-weight-asian="normal" style:font-size-complex="9.5pt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c181e" style:font-size-asian="9.5pt" style:font-weight-asian="normal" style:font-size-complex="9.5pt" style:font-weight-complex="normal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d0afe" style:font-size-asian="9.5pt" style:font-weight-asian="normal" style:font-size-complex="9.5pt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e4181" style:font-size-asian="9.5pt" style:font-weight-asian="normal" style:font-size-complex="9.5pt" style:font-weight-complex="normal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c7163" style:font-size-asian="9.5pt" style:font-weight-asian="normal" style:font-size-complex="9.5pt" style:font-weight-complex="normal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e53de" style:font-size-asian="9.5pt" style:font-weight-asian="normal" style:font-size-complex="9.5pt" style:font-weight-complex="normal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56e85f" style:font-size-asian="9.5pt" style:font-weight-asian="normal" style:font-size-complex="9.5pt" style:font-weight-complex="normal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0f8702" style:font-size-asian="9.5pt" style:font-weight-asian="normal" style:font-size-complex="9.5pt" style:font-weight-complex="normal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332406" style:font-size-asian="9.5pt" style:font-weight-asian="normal" style:font-size-complex="9.5pt" style:font-weight-complex="normal"/>
    </style:style>
    <style:style style:name="P2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34ddc5" style:font-size-asian="9.5pt" style:font-weight-asian="normal" style:font-size-complex="9.5pt" style:font-weight-complex="normal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01acc" style:font-size-asian="9.5pt" style:font-weight-asian="normal" style:font-size-complex="9.5pt" style:font-weight-complex="normal"/>
    </style:style>
    <style:style style:name="P3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02dcc" style:font-size-asian="9.5pt" style:font-weight-asian="normal" style:font-size-complex="9.5pt" style:font-weight-complex="normal"/>
    </style:style>
    <style:style style:name="P3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36523a" style:font-size-asian="9.5pt" style:font-weight-asian="normal" style:font-size-complex="9.5pt" style:font-weight-complex="normal"/>
    </style:style>
    <style:style style:name="P3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56538" style:font-size-asian="9.5pt" style:font-weight-asian="normal" style:font-size-complex="9.5pt" style:font-weight-complex="normal"/>
    </style:style>
    <style:style style:name="P3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721a0" style:font-size-asian="9.5pt" style:font-weight-asian="normal" style:font-size-complex="9.5pt" style:font-weight-complex="normal"/>
    </style:style>
    <style:style style:name="P3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ad17d" style:font-size-asian="9.5pt" style:font-weight-asian="normal" style:font-size-complex="9.5pt" style:font-weight-complex="normal"/>
    </style:style>
    <style:style style:name="P3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29dbb4" style:font-size-asian="9.5pt" style:font-weight-asian="normal" style:font-size-complex="9.5pt" style:font-weight-complex="normal"/>
    </style:style>
    <style:style style:name="P3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d73aa9" style:font-size-asian="9.5pt" style:font-weight-asian="normal" style:font-size-complex="9.5pt" style:font-weight-complex="normal"/>
    </style:style>
    <style:style style:name="P3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377207" style:font-size-asian="9.5pt" style:font-weight-asian="normal" style:font-size-complex="9.5pt" style:font-weight-complex="normal"/>
    </style:style>
    <style:style style:name="P3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2f52d2" style:font-size-asian="9.5pt" style:font-weight-asian="normal" style:font-size-complex="9.5pt" style:font-weight-complex="normal"/>
    </style:style>
    <style:style style:name="P3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d4d8d" style:font-size-asian="9.5pt" style:font-weight-asian="normal" style:font-size-complex="9.5pt" style:font-weight-complex="normal"/>
    </style:style>
    <style:style style:name="P4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e8501" style:font-size-asian="9.5pt" style:font-weight-asian="normal" style:font-size-complex="9.5pt" style:font-weight-complex="normal"/>
    </style:style>
    <style:style style:name="P4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ec841" style:font-size-asian="9.5pt" style:font-weight-asian="normal" style:font-size-complex="9.5pt" style:font-weight-complex="normal"/>
    </style:style>
    <style:style style:name="P4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22cff" style:font-size-asian="9.5pt" style:font-weight-asian="normal" style:font-size-complex="9.5pt" style:font-weight-complex="normal"/>
    </style:style>
    <style:style style:name="P4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26d50b" style:font-size-asian="9.5pt" style:font-weight-asian="normal" style:font-size-complex="9.5pt" style:font-weight-complex="normal"/>
    </style:style>
    <style:style style:name="P4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394d54" style:font-size-asian="9.5pt" style:font-weight-asian="normal" style:font-size-complex="9.5pt" style:font-weight-complex="normal"/>
    </style:style>
    <style:style style:name="P4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3c6a8" style:font-size-asian="9.5pt" style:font-weight-asian="normal" style:font-size-complex="9.5pt" style:font-weight-complex="normal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25200a" style:font-size-asian="9.5pt" style:font-weight-asian="normal" style:font-size-complex="9.5pt" style:font-weight-complex="normal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9bf46" style:font-size-asian="9.5pt" style:font-weight-asian="normal" style:font-size-complex="9.5pt" style:font-weight-complex="normal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519aa20" style:font-size-asian="9.5pt" style:font-weight-asian="normal" style:font-size-complex="9.5pt" style:font-weight-complex="normal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9.5pt" fo:text-shadow="none" style:text-underline-style="none" fo:font-weight="normal" officeooo:rsid="042a7c50" officeooo:paragraph-rsid="04f78bac" style:font-size-asian="9.5pt" style:font-weight-asian="normal" style:font-size-complex="9.5pt" style:font-weight-complex="normal"/>
    </style:style>
    <style:style style:name="T1" style:family="text">
      <style:text-properties officeooo:rsid="0481bf6b"/>
    </style:style>
    <style:style style:name="T2" style:family="text">
      <style:text-properties officeooo:rsid="050e53de"/>
    </style:style>
    <style:style style:name="T3" style:family="text">
      <style:text-properties officeooo:rsid="0519bf46"/>
    </style:style>
    <style:style style:name="T4" style:family="text">
      <style:text-properties officeooo:rsid="051c7163"/>
    </style:style>
    <style:style style:name="T5" style:family="text">
      <style:text-properties officeooo:rsid="05332406"/>
    </style:style>
    <style:style style:name="T6" style:family="text">
      <style:text-properties officeooo:rsid="05361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ST OF VOCABULARY RANGE</text:p>
      <text:p text:style-name="P2"><text:s/>1. disheveled appearance:</text:p>
      <text:p text:style-name="P3">a) untidy; </text:p>
      <text:p text:style-name="P3">b) fierce, </text:p>
      <text:p text:style-name="P3">c) foolish,</text:p>
      <text:p text:style-name="P3">d) peculiar,</text:p>
      <text:p text:style-name="P3">e) unhappy</text:p>
      <text:p text:style-name="P3"/>
      <text:p text:style-name="P4">2. a baffling problem:</text:p>
      <text:p text:style-name="P4">a) difficult, </text:p>
      <text:p text:style-name="P4">b) simple, </text:p>
      <text:p text:style-name="P4">c) puzzling,</text:p>
      <text:p text:style-name="P4">d) long,</text:p>
      <text:p text:style-name="P4">e) new</text:p>
      <text:p text:style-name="P2"/>
      <text:p text:style-name="P4">3. lenient parent: a) tall,</text:p>
      <text:p text:style-name="P5">b) not strict, </text:p>
      <text:p text:style-name="P5">c) wise, </text:p>
      <text:p text:style-name="P4">d) foolish,</text:p>
      <text:p text:style-name="P4">e) severe</text:p>
      <text:p text:style-name="P2"/>
      <text:p text:style-name="P5">4. repulsive personality:</text:p>
      <text:p text:style-name="P5">a) disgusting, </text:p>
      <text:p text:style-name="P5">b) attractive, </text:p>
      <text:p text:style-name="P5">c) nor-mal,</text:p>
      <text:p text:style-name="P5">d) confused,</text:p>
      <text:p text:style-name="P5">e) conceited</text:p>
      <text:p text:style-name="P2"/>
      <text:p text:style-name="P5">5. audacious attempt:</text:p>
      <text:p text:style-name="P5">a) useless, </text:p>
      <text:p text:style-name="P6">b) bold, </text:p>
      <text:p text:style-name="P6">c) foolish,</text:p>
      <text:p text:style-name="P6">d)crazy, </text:p>
      <text:p text:style-name="P6">e) necessary</text:p>
      <text:p text:style-name="P2"/>
      <text:p text:style-name="P7">6. parry a blow:</text:p>
      <text:p text:style-name="P8">a) ward off, </text:p>
      <text:p text:style-name="P9">b) fear, </text:p>
      <text:p text:style-name="P10">c) expect,</text:p>
      <text:p text:style-name="P11">d) invite,</text:p>
      <text:p text:style-name="P11"><text:s/>e) ignore</text:p>
      <text:p text:style-name="P2"/>
      <text:p text:style-name="P12">7. prevalent disease:</text:p>
      <text:p text:style-name="P12">a) dangerous, </text:p>
      <text:p text:style-name="P12">b) catching, </text:p>
      <text:p text:style-name="P12">c) child-hood,</text:p>
      <text:p text:style-name="P12">d) fatal,</text:p>
      <text:p text:style-name="P12">e) widespread</text:p>
      <text:p text:style-name="P12"/>
      <text:p text:style-name="P12">8. ominous report:</text:p>
      <text:p text:style-name="P12">a) loud, </text:p>
      <text:p text:style-name="P12">b) threatening, </text:p>
      <text:p text:style-name="P12">c) untrue,</text:p>
      <text:p text:style-name="P12">d)serious, </text:p>
      <text:p text:style-name="P12">e) unpleasant</text:p>
      <text:p text:style-name="P2"/>
      <text:p text:style-name="P13">9. an incredible story:</text:p>
      <text:p text:style-name="P13">a) true, </text:p>
      <text:p text:style-name="P13">b) interesting, </text:p>
      <text:p text:style-name="P14">c) well-known,</text:p>
      <text:p text:style-name="P15">d) unbelievable,</text:p>
      <text:p text:style-name="P15">e) unknown</text:p>
      <text:p text:style-name="P2"/>
      <text:p text:style-name="P16">10. an ophthalmologist:</text:p>
      <text:p text:style-name="P17">a) eye doctor, </text:p>
      <text:p text:style-name="P18">b) skin doctor, </text:p>
      <text:p text:style-name="P19">c) foot-doctor,</text:p>
      <text:p text:style-name="P20">d) heart doctor,</text:p>
      <text:p text:style-name="P20">e) cancer specialist</text:p>
      <text:p text:style-name="P2"/>
      <text:p text:style-name="P21">11. will supersede the old law:</text:p>
      <text:p text:style-name="P21">a) enforce, </text:p>
      <text:p text:style-name="P21">b) specify penalties for, </text:p>
      <text:p text:style-name="P21">c) take the place of, d) repeal,</text:p>
      <text:p text:style-name="P21">e) continue</text:p>
      <text:p text:style-name="P2"/>
      <text:p text:style-name="P21">12. an anonymous donor:</text:p>
      <text:p text:style-name="P22">a) generous, </text:p>
      <text:p text:style-name="P22">b) stingy, </text:p>
      <text:p text:style-name="P22">c) well-known,</text:p>
      <text:p text:style-name="P22">d) one whose name is not known,</text:p>
      <text:p text:style-name="P22">e) reluctant</text:p>
      <text:p text:style-name="P2"/>
      <text:p text:style-name="P2">13. performed an autopsy: </text:p>
      <text:p text:style-name="P2">a) examination of living tissue, </text:p>
      <text:p text:style-name="P2">b) examination of a corpse to determine the cause of death, </text:p>
      <text:p text:style-name="P2">c) process in the manufacture of optical lenses, </text:p>
      <text:p text:style-name="P2">d) operation to cure an organic disease,</text:p>
      <text:p text:style-name="P2">e) series of questions to determine</text:p>
      <text:p text:style-name="P2">the causes of delinquent behavior</text:p>
      <text:p text:style-name="P2"/>
      <text:p text:style-name="P2">14. an indefatigable worker: </text:p>
      <text:p text:style-name="P2">a) well-paid, </text:p>
      <text:p text:style-name="P2">b) tired, </text:p>
      <text:p text:style-name="P2">c) skill-ful, </text:p>
      <text:p text:style-name="P2">d) tireless, </text:p>
      <text:p text:style-name="P2">e) pleasant</text:p>
      <text:p text:style-name="P2"/>
      <text:p text:style-name="P22">15. a confirmed atheist:</text:p>
      <text:p text:style-name="P22">a) bachelor, </text:p>
      <text:p text:style-name="P22">b) disbeliever in God, <text:s/></text:p>
      <text:p text:style-name="P22">c) believer in religion,</text:p>
      <text:p text:style-name="P23">d) believer in science,</text:p>
      <text:p text:style-name="P23">e) priest</text:p>
      <text:p text:style-name="P2"/>
      <text:p text:style-name="P2">16. endless loquacity: </text:p>
      <text:p text:style-name="P22">a) misery, b) fantasy, </text:p>
      <text:p text:style-name="P22">c) repetitiousness,</text:p>
      <text:p text:style-name="P22">d) ill health,</text:p>
      <text:p text:style-name="P22">e) talkativeness</text:p>
      <text:p text:style-name="P2"/>
      <text:p text:style-name="P22"><text:soft-page-break/>17. a glib talker:</text:p>
      <text:p text:style-name="P22">a) smooth, </text:p>
      <text:p text:style-name="P22">b) awkward, <text:s/></text:p>
      <text:p text:style-name="P22">c) loud,</text:p>
      <text:p text:style-name="P22">d)friendly, </text:p>
      <text:p text:style-name="P22">e) boring</text:p>
      <text:p text:style-name="P2">'</text:p>
      <text:p text:style-name="P24">18. an incorrigible optimist:</text:p>
      <text:p text:style-name="P24">a) happy, </text:p>
      <text:p text:style-name="P24">b) beyond correction or reform, </text:p>
      <text:p text:style-name="P24">c) foolish,</text:p>
      <text:p text:style-name="P24">d) hopeful,</text:p>
      <text:p text:style-name="P25">e) unreasonable</text:p>
      <text:p text:style-name="P2"/>
      <text:p text:style-name="P24">19. an ocular problem:</text:p>
      <text:p text:style-name="P24"><text:s/>a) unexpected, </text:p>
      <text:p text:style-name="P24">b) insoluble, </text:p>
      <text:p text:style-name="P24">c) visual,</text:p>
      <text:p text:style-name="P24">d) <text:span text:style-name="T2">continual</text:span>,</text:p>
      <text:p text:style-name="P24">e) imaginary</text:p>
      <text:p text:style-name="P2"/>
      <text:p text:style-name="P26">20. a notorious demagogue:</text:p>
      <text:p text:style-name="P26">a) rabble-rouser, </text:p>
      <text:p text:style-name="P26">b) gambler, </text:p>
      <text:p text:style-name="P26">c)perpetrator of financial frauds, <text:s/></text:p>
      <text:p text:style-name="P26">d) liar,</text:p>
      <text:p text:style-name="P26">e) spendthrift</text:p>
      <text:p text:style-name="P2"/>
      <text:p text:style-name="P26">21. a naive attitude:</text:p>
      <text:p text:style-name="P26">a) unwise, </text:p>
      <text:p text:style-name="P26">b) hostile, </text:p>
      <text:p text:style-name="P26">c) unsophisticated,</text:p>
      <text:p text:style-name="P26">d) friendly,</text:p>
      <text:p text:style-name="P26">e) contemptuous</text:p>
      <text:p text:style-name="P2"/>
      <text:p text:style-name="P26">22. living in affluence:</text:p>
      <text:p text:style-name="P26">a) difficult circumstances,</text:p>
      <text:p text:style-name="P26">b) countrified surroundings, </text:p>
      <text:p text:style-name="P26">c) fear,</text:p>
      <text:p text:style-name="P26">d )wealth,</text:p>
      <text:p text:style-name="P26">e) poverty</text:p>
      <text:p text:style-name="P2"/>
      <text:p text:style-name="P26">23. in retrospect:</text:p>
      <text:p text:style-name="P26">a) view of the past, </text:p>
      <text:p text:style-name="P26">b) artistic balance, </text:p>
      <text:p text:style-name="P26">c)anticipation, </text:p>
      <text:p text:style-name="P26">d) admiration,</text:p>
      <text:p text:style-name="P26">e) second thoughts</text:p>
      <text:p text:style-name="P2"/>
      <text:p text:style-name="P26">24. a gourmet:</text:p>
      <text:p text:style-name="P26">a) seasoned traveler, </text:p>
      <text:p text:style-name="P26">b) greedy eater, </text:p>
      <text:p text:style-name="P26">c) vegetarian,</text:p>
      <text:p text:style-name="P26">d) connoisseur of good food,</text:p>
      <text:p text:style-name="P26">e) skillful chef</text:p>
      <text:p text:style-name="P2"/>
      <text:p text:style-name="P26">25. to simulate interest:</text:p>
      <text:p text:style-name="P27">a) p<text:span text:style-name="T5">r</text:span>etend, </text:p>
      <text:p text:style-name="P27">b) feel,</text:p>
      <text:p text:style-name="P26">c) lose, </text:p>
      <text:p text:style-name="P28">d) <text:span text:style-name="T6">stir up</text:span>,</text:p>
      <text:p text:style-name="P28">e) ask for</text:p>
      <text:p text:style-name="P2"/>
      <text:p text:style-name="P26">26. a magnanimous action:</text:p>
      <text:p text:style-name="P26">a) puzzling, </text:p>
      <text:p text:style-name="P26">b) generous, </text:p>
      <text:p text:style-name="P26">c)foolish, </text:p>
      <text:p text:style-name="P26">d) unnecessary,</text:p>
      <text:p text:style-name="P26">e) wise</text:p>
      <text:p text:style-name="P2"/>
      <text:p text:style-name="P29">27. a clandestine meeting:</text:p>
      <text:p text:style-name="P29">a) prearranged, </text:p>
      <text:p text:style-name="P29">b) hurried, </text:p>
      <text:p text:style-name="P29">c) important,</text:p>
      <text:p text:style-name="P29">d) secret,</text:p>
      <text:p text:style-name="P29">e) public</text:p>
      <text:p text:style-name="P2"/>
      <text:p text:style-name="P29">28. the apathetic citizens:</text:p>
      <text:p text:style-name="P29">a) made up of separate ethnic groups, </text:p>
      <text:p text:style-name="P29">b) keenly vigilant of their rights, </text:p>
      <text:p text:style-name="P29">c) <text:span text:style-name="T1">politically</text:span> conservative,</text:p>
      <text:p text:style-name="P29">d) indifferent, uninterested, uninvolved,</text:p>
      <text:p text:style-name="P29">e) terrified</text:p>
      <text:p text:style-name="P2"/>
      <text:p text:style-name="P30">29. to placate his son:</text:p>
      <text:p text:style-name="P30">a) please, </text:p>
      <text:p text:style-name="P30">b) help, </text:p>
      <text:p text:style-name="P30">c) find a job for,</text:p>
      <text:p text:style-name="P30">d) make arrangements for,</text:p>
      <text:p text:style-name="P30">e) change a feeling of hostility to one of friendliness</text:p>
      <text:p text:style-name="P2"/>
      <text:p text:style-name="P30">30. to vacillate continually:</text:p>
      <text:p text:style-name="P30">a) avoid,</text:p>
      <text:p text:style-name="P30">b) swing back and forth in indecision, <text:s/></text:p>
      <text:p text:style-name="P31">c) inject,</text:p>
      <text:p text:style-name="P31">d) treat,</text:p>
      <text:p text:style-name="P30">e) scold</text:p>
      <text:p text:style-name="P2"/>
      <text:p text:style-name="P30">31. a nostalgic feeling:</text:p>
      <text:p text:style-name="P30">a) nauseated, </text:p>
      <text:p text:style-name="P30">b) homesick, </text:p>
      <text:p text:style-name="P30">c) sharp,</text:p>
      <text:p text:style-name="P30">d) painful;</text:p>
      <text:p text:style-name="P30">e) delighted</text:p>
      <text:p text:style-name="P2"/>
      <text:p text:style-name="P30">32. feel antipathy:</text:p>
      <text:p text:style-name="P30">a) bashfulness, </text:p>
      <text:p text:style-name="P30">b) stage fright, </text:p>
      <text:p text:style-name="P30">c) friendliness,</text:p>
      <text:p text:style-name="P30">d) hostility,</text:p>
      <text:p text:style-name="P30">e) suspense</text:p>
      <text:p text:style-name="P2"/>
      <text:p text:style-name="P32"><text:soft-page-break/>33. be more circumspect:</text:p>
      <text:p text:style-name="P32">a) restrained, </text:p>
      <text:p text:style-name="P32">b) confident,</text:p>
      <text:p text:style-name="P32">c) cautious,</text:p>
      <text:p text:style-name="P32">d) honest,</text:p>
      <text:p text:style-name="P32">e) intelligent</text:p>
      <text:p text:style-name="P2"/>
      <text:p text:style-name="P33">34. an intrepid fighter for human rights:</text:p>
      <text:p text:style-name="P33">a) fearless,</text:p>
      <text:p text:style-name="P33">b) eloquent, </text:p>
      <text:p text:style-name="P33">c) popular,</text:p>
      <text:p text:style-name="P33">d) experienced,</text:p>
      <text:p text:style-name="P33">e) famous</text:p>
      <text:p text:style-name="P2"/>
      <text:p text:style-name="P33">35. diaphanom. Material:</text:p>
      <text:p text:style-name="P33">a) strong, </text:p>
      <text:p text:style-name="P33">b) sheer and gauzy, </text:p>
      <text:p text:style-name="P33">c) colorful,</text:p>
      <text:p text:style-name="P33">d) expensive,</text:p>
      <text:p text:style-name="P33">e) synthetic</text:p>
      <text:p text:style-name="P2"/>
      <text:p text:style-name="P34">36. a taciturn host:</text:p>
      <text:p text:style-name="P34">a) stingy,</text:p>
      <text:p text:style-name="P34">b) generous,</text:p>
      <text:p text:style-name="P34">c) disinclined to conversation, </text:p>
      <text:p text:style-name="P34">d) charming,</text:p>
      <text:p text:style-name="P34">e) gloomy</text:p>
      <text:p text:style-name="P2"/>
      <text:p text:style-name="P35">37. to malign his friend:</text:p>
      <text:p text:style-name="P35">a) accuse,</text:p>
      <text:p text:style-name="P35">b) help, </text:p>
      <text:p text:style-name="P35">c) disbelieve </text:p>
      <text:p text:style-name="P35">d) slander,</text:p>
      <text:p text:style-name="P35">e) introduce</text:p>
      <text:p text:style-name="P2"/>
      <text:p text:style-name="P2"/>
      <text:p text:style-name="P35">38. a congenital deformity:</text:p>
      <text:p text:style-name="P35">a) hereditary,</text:p>
      <text:p text:style-name="P35">b) crippling; </text:p>
      <text:p text:style-name="P35">c) slight, </text:p>
      <text:p text:style-name="P35">d) incurable,</text:p>
      <text:p text:style-name="P36">e) occurring at or during birth</text:p>
      <text:p text:style-name="P2"/>
      <text:p text:style-name="P37">39. a definite neurosis:</text:p>
      <text:p text:style-name="P37">a) plan, </text:p>
      <text:p text:style-name="P37">b) emotional disturbance, </text:p>
      <text:p text:style-name="P37">c) physical disease,</text:p>
      <text:p text:style-name="P37">d) feeling of fear,</text:p>
      <text:p text:style-name="P37">e) allergic reaction</text:p>
      <text:p text:style-name="P2"/>
      <text:p text:style-name="P38">40. made an unequivocal statement:</text:p>
      <text:p text:style-name="P38">a) hard to understand, </text:p>
      <text:p text:style-name="P38">b) lengthy, </text:p>
      <text:p text:style-name="P38">c) politically motivated,</text:p>
      <text:p text:style-name="P38">d) clear and forthright,</text:p>
      <text:p text:style-name="P38">e) supporting</text:p>
      <text:p text:style-name="P2"/>
      <text:p text:style-name="P23">41. vicarious enjoyment:</text:p>
      <text:p text:style-name="P23">a) complete,</text:p>
      <text:p text:style-name="P23">b) unspoiled, </text:p>
      <text:p text:style-name="P23">c) occurring from a feeling of identification with another,</text:p>
      <text:p text:style-name="P23">d)long-continuing,</text:p>
      <text:p text:style-name="P23">e) temporary</text:p>
      <text:p text:style-name="P2"/>
      <text:p text:style-name="P23">42. psychogenic ailment:</text:p>
      <text:p text:style-name="P23">a) incurable, </text:p>
      <text:p text:style-name="P23">b) contagious, </text:p>
      <text:p text:style-name="P23">c)originating in the mind, </text:p>
      <text:p text:style-name="P23">d) intestinal, e) imaginary</text:p>
      <text:p text:style-name="P2"/>
      <text:p text:style-name="P23">43. an anachronous attitude:</text:p>
      <text:p text:style-name="P23">a) unexplainable, </text:p>
      <text:p text:style-name="P23">b) unreasonable, </text:p>
      <text:p text:style-name="P23">c) belonging to a different time,</text:p>
      <text:p text:style-name="P23">d) out of place,</text:p>
      <text:p text:style-name="P23">e) unusual</text:p>
      <text:p text:style-name="P2"/>
      <text:p text:style-name="P39">44. her iconoclastic phase:</text:p>
      <text:p text:style-name="P39">a<text:span text:style-name="T4">)</text:span> artistic,</text:p>
      <text:p text:style-name="P40">b) sneering at tradition,</text:p>
      <text:p text:style-name="P40">c) troubled, </text:p>
      <text:p text:style-name="P40">d) difficult, </text:p>
      <text:p text:style-name="P40">e) religious</text:p>
      <text:p text:style-name="P2"/>
      <text:p text:style-name="P41">45. a tyro:</text:p>
      <text:p text:style-name="P41">a) dominating personality, </text:p>
      <text:p text:style-name="P41">b) beginner, </text:p>
      <text:p text:style-name="P41">c) accomplished musician, </text:p>
      <text:p text:style-name="P41">d) dabbler,</text:p>
      <text:p text:style-name="P41">e) serious student</text:p>
      <text:p text:style-name="P2"/>
      <text:p text:style-name="P2"/>
      <text:p text:style-name="P41">46. a laconic reply:</text:p>
      <text:p text:style-name="P41">a) immediate, </text:p>
      <text:p text:style-name="P41">b) assured, </text:p>
      <text:p text:style-name="P41">c) terse and meaningful,</text:p>
      <text:p text:style-name="P41">d) unintelligible,</text:p>
      <text:p text:style-name="P41">e) angry</text:p>
      <text:p text:style-name="P2"/>
      <text:p text:style-name="P41">47. semantic confusion:</text:p>
      <text:p text:style-name="P41">a) relating to the meaning of words,</text:p>
      <text:p text:style-name="P41">b) pertaining to money, </text:p>
      <text:p text:style-name="P41">c) having to do with the emotions,</text:p>
      <text:p text:style-name="P41">d) relating to mathematics,</text:p>
      <text:p text:style-name="P41">e) caused by inner turmoil</text:p>
      <text:p text:style-name="P2"/>
      <text:p text:style-name="P42">48. cavalier treatment:</text:p>
      <text:p text:style-name="P42">a) courteous,</text:p>
      <text:p text:style-name="P42">b) haughty and high-handed, </text:p>
      <text:p text:style-name="P42">c) negligent,</text:p>
      <text:p text:style-name="P42">d) affectionate,</text:p>
      <text:p text:style-name="P42"><text:soft-page-break/>e) expensive</text:p>
      <text:p text:style-name="P2"/>
      <text:p text:style-name="P42">49. an anomalous situation:</text:p>
      <text:p text:style-name="P42">a) dangerous, </text:p>
      <text:p text:style-name="P42">b) intriguing, </text:p>
      <text:p text:style-name="P42">c)unusual, <text:s/></text:p>
      <text:p text:style-name="P43">d) pleasant</text:p>
      <text:p text:style-name="P43">e) unhappy</text:p>
      <text:p text:style-name="P2"/>
      <text:p text:style-name="P42">50. posthumous child:</text:p>
      <text:p text:style-name="P42">a) cranky, </text:p>
      <text:p text:style-name="P42">b) brilliant, </text:p>
      <text:p text:style-name="P44">c) physically weak,</text:p>
      <text:p text:style-name="P44">d) illegitimate,</text:p>
      <text:p text:style-name="P42">e) born after the death of the father</text:p>
      <text:p text:style-name="P2"/>
      <text:p text:style-name="P2">51. feels enervated: </text:p>
      <text:p text:style-name="P45">a) full of ambition, </text:p>
      <text:p text:style-name="P45">b) full of strength, </text:p>
      <text:p text:style-name="P45">c) completely exhausted,</text:p>
      <text:p text:style-name="P45">d) troubled,</text:p>
      <text:p text:style-name="P45">e) full of renewed energy</text:p>
      <text:p text:style-name="P2"/>
      <text:p text:style-name="P34">52. shows perspicacity:</text:p>
      <text:p text:style-name="P34">a) sincerity,</text:p>
      <text:p text:style-name="P34">b) mental keenness, </text:p>
      <text:p text:style-name="P34">c)love, </text:p>
      <text:p text:style-name="P34">d) faithfulness, </text:p>
      <text:p text:style-name="P34">e) longing</text:p>
      <text:p text:style-name="P2"/>
      <text:p text:style-name="P34">53. an unpopular martinet:</text:p>
      <text:p text:style-name="P34">a) candidate, </text:p>
      <text:p text:style-name="P34">b) supervisor, </text:p>
      <text:p text:style-name="P34">c)strict djsciplinarian, </text:p>
      <text:p text:style-name="P34">d) military leader,</text:p>
      <text:p text:style-name="P34">e) qiscourteous</text:p>
      <text:p text:style-name="P2"/>
      <text:p text:style-name="P34">54. gregarious person:</text:p>
      <text:p text:style-name="P34">a) outwardly calm,</text:p>
      <text:p text:style-name="P34">b) very sociable,</text:p>
      <text:p text:style-name="P46">c) completely untrustworthy,</text:p>
      <text:p text:style-name="P46">d) vicious,</text:p>
      <text:p text:style-name="P34">e) self-effacing and timid</text:p>
      <text:p text:style-name="P2"/>
      <text:p text:style-name="P47">55. generally phlegmatic:</text:p>
      <text:p text:style-name="P47">a) smug, self-satisfied,</text:p>
      <text:p text:style-name="P47">b) easily pleased, </text:p>
      <text:p text:style-name="P47">c) nervous, high-strung, </text:p>
      <text:p text:style-name="P47">d) emotionally unresponsive,</text:p>
      <text:p text:style-name="P47">e) lacking in social graces</text:p>
      <text:p text:style-name="P2"/>
      <text:p text:style-name="P47">56. an inveterate <text:span text:style-name="T3">gambler</text:span>:</text:p>
      <text:p text:style-name="P47">a) impoverished, </text:p>
      <text:p text:style-name="P47">b) successful, </text:p>
      <text:p text:style-name="P47">c)habitual, </text:p>
      <text:p text:style-name="P47">d) occasional, </text:p>
      <text:p text:style-name="P47">e) superstitious</text:p>
      <text:p text:style-name="P2"/>
      <text:p text:style-name="P47">57. an egregious error:</text:p>
      <text:p text:style-name="P47">a) outstandingly bad,</text:p>
      <text:p text:style-name="P47">b) slight, </text:p>
      <text:p text:style-name="P47">c) irreparable, </text:p>
      <text:p text:style-name="P47">d) unnecessary, </text:p>
      <text:p text:style-name="P47">e) deliberate</text:p>
      <text:p text:style-name="P2"/>
      <text:p text:style-name="P48">58. cacophony of a large city:</text:p>
      <text:p text:style-name="P48">a) political administration, </text:p>
      <text:p text:style-name="P48">b)crowded living conditions, </text:p>
      <text:p text:style-name="P48">c) cultural advantages,</text:p>
      <text:p text:style-name="P48">d) unpleasant noises, harsh sounds, <text:s/></text:p>
      <text:p text:style-name="P48">e) busy traffic</text:p>
      <text:p text:style-name="P2"/>
      <text:p text:style-name="P48">59. a prurient adolescent:</text:p>
      <text:p text:style-name="P48">a) tall and gangling, </text:p>
      <text:p text:style-name="P48">b) sexually longing, </text:p>
      <text:p text:style-name="P48">c) clumsy, awkward,</text:p>
      <text:p text:style-name="P48">d) sexually attractive,</text:p>
      <text:p text:style-name="P48">e) soft-spoken</text:p>
      <text:p text:style-name="P2"/>
      <text:p text:style-name="P48">60. uxorious husband:</text:p>
      <text:p text:style-name="P48">a) henpecked, </text:p>
      <text:p text:style-name="P48">b) suspicious,</text:p>
      <text:p text:style-name="P48">c) guilty of infidelity,</text:p>
      <text:p text:style-name="P48">d) fondly and foolishly doting on his wife,</text:p>
      <text:p text:style-name="P48">e) tightfisted, penny-pin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402in" fo:margin-bottom="0.3in" fo:margin-left="0.7874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7:03.291334581</meta:creation-date>
    <dc:date>2019-03-24T13:42:04.085113618</dc:date>
    <meta:editing-duration>PT8H52M22S</meta:editing-duration>
    <meta:editing-cycles>697</meta:editing-cycles>
    <meta:generator>LibreOffice/5.1.6.2$Linux_X86_64 LibreOffice_project/10m0$Build-2</meta:generator>
    <meta:document-statistic meta:table-count="0" meta:image-count="0" meta:object-count="0" meta:page-count="4" meta:paragraph-count="359" meta:word-count="1040" meta:character-count="6483" meta:non-whitespace-character-count="5663"/>
  </office:meta>
</office:document-meta>
</file>